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2.9807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5in" svg:height="5.5213in" svg:x="0.1406in" svg:y="2.3949in">
            <draw:object draw:notify-on-update-of-ranges="Sheet1.A11:Sheet1.A11 Sheet1.A2:Sheet1.A9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2]/[.B2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table:formula="of:=[.C3]/[.B3]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formula="of:=[.C4]/[.B4]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formula="of:=[.C5]/[.B5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C6]/[.B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formula="of:=[.C7]/[.B7]"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formula="of:=[.C8]/[.B8]"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formula="of:=[.C9]/[.B9]" office:value-type="float" office:value="0.178571428571429" calcext:value-type="float">
            <text:p>0.1785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0:51:08.707817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9:25:46.586285957</meta:creation-date>
    <meta:generator>LibreOffice/7.0.4.2$Linux_X86_64 LibreOffice_project/00$Build-2</meta:generator>
    <dc:date>2020-12-24T20:56:27.595443186</dc:date>
    <meta:editing-duration>PT1H15M9S</meta:editing-duration>
    <meta:editing-cycles>6</meta:editing-cycles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08cm" svg:height="14.025cm" xlink:href=".." xlink:type="simple" chart:class="chart:line" chart:style-name="ch1">
        <chart:legend chart:legend-position="end" svg:x="17.06cm" svg:y="6.713cm" style:legend-expansion="high" chart:style-name="ch2"/>
        <chart:plot-area chart:style-name="ch3" table:cell-range-address="Sheet1.A11:Sheet1.A11 Sheet1.A2:Sheet1.A9 Sheet1.D2:Sheet1.D9" chart:data-source-has-labels="both" svg:x="0.442cm" svg:y="0.28cm" svg:width="16.176cm" svg:height="13.465cm">
          <chart:coordinate-region svg:x="1.169cm" svg:y="0.479cm" svg:width="15.449cm" svg:height="13.067cm"/>
          <chart:axis chart:dimension="x" chart:name="primary-x" chart:style-name="ch4" chartooo:axis-type="auto">
            <chartooo:date-scale/>
            <chart:categories table:cell-range-address="Sheet1.A11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" chart:label-cell-address="Sheet1.A2:Sheet1.A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 19 20 21 22 23 24 25</text:p>
                <text:list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</text:list>
                <draw:g>
                  <svg:desc>Sheet1.A2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1:Sheet1.A11</svg:desc>
                </draw:g>
              </table:table-cell>
              <table:table-cell office:value-type="float" office:value="0.8">
                <text:p>0.8</text:p>
                <draw:g>
                  <svg:desc>Sheet1.D2:Sheet1.D9</svg:desc>
                </draw:g>
              </table:table-cell>
            </table:table-row>
            <table:table-row>
              <table:table-cell office:value-type="string"/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/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/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/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/>
              <table:table-cell office:value-type="float" office:value="0.178571428571429">
                <text:p>0.17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